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9.525cm"/>
        </style:tab-stops>
      </style:paragraph-properties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5.715cm"/>
        </style:tab-stops>
      </style:paragraph-properties>
    </style:style>
    <style:style style:name="P3" style:family="paragraph" style:parent-style-name="Standard" style:list-style-name="WWNum1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>
        <style:tab-stops>
          <style:tab-stop style:position="9.843cm"/>
        </style:tab-stops>
      </style:paragraph-properties>
    </style:style>
    <style:style style:name="P5" style:family="paragraph" style:parent-style-name="Standard">
      <style:paragraph-properties fo:line-height="150%">
        <style:tab-stops>
          <style:tab-stop style:position="8.752cm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/>
      <style:text-properties fo:language="id" fo:country="ID"/>
    </style:style>
    <style:style style:name="P7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8" style:family="paragraph" style:parent-style-name="Standard" style:list-style-name="WWNum1">
      <style:paragraph-properties fo:line-height="150%" fo:text-align="justify" style:justify-single-word="false"/>
      <style:text-properties fo:background-color="#fff200"/>
    </style:style>
    <style:style style:name="P9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5.715cm"/>
        </style:tab-stops>
      </style:paragraph-properties>
    </style:style>
    <style:style style:name="P13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</style:style>
    <style:style style:name="P14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  <style:text-properties fo:language="id" fo:country="I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3"/>
    </style:style>
    <style:style style:name="P16" style:family="paragraph" style:parent-style-name="Standard">
      <style:paragraph-properties fo:margin-left="2.54cm" fo:margin-right="0cm" fo:line-height="150%" fo:text-indent="0cm" style:auto-text-indent="false"/>
    </style:style>
    <style:style style:name="P17" style:family="paragraph" style:parent-style-name="Footer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text-underline-style="solid" style:text-underline-width="auto" style:text-underline-color="font-color"/>
    </style:style>
    <style:style style:name="T4" style:family="text">
      <style:text-properties fo:language="id" fo:country="ID" style:font-weight-complex="bold"/>
    </style:style>
    <style:style style:name="T5" style:family="text">
      <style:text-properties fo:language="id" fo:country="ID" fo:background-color="#fff200" loext:char-shading-value="0"/>
    </style:style>
    <style:style style:name="T6" style:family="text">
      <style:text-properties fo:language="id" fo:country="ID" fo:background-color="#fff200" loext:char-shading-value="0"/>
    </style:style>
    <style:style style:name="T7" style:family="text">
      <style:text-properties fo:language="id" fo:country="ID" officeooo:rsid="0018194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it" fo:country="IT"/>
    </style:style>
    <style:style style:name="T10" style:family="text">
      <style:text-properties fo:language="sv" fo:country="SE"/>
    </style:style>
    <style:style style:name="T11" style:family="text">
      <style:text-properties fo:language="sv" fo:country="SE" fo:background-color="#fff200" loext:char-shading-value="0"/>
    </style:style>
    <style:style style:name="T12" style:family="text">
      <style:text-properties fo:language="sv" fo:country="SE" fo:background-color="#fff200" loext:char-shading-value="0"/>
    </style:style>
    <style:style style:name="T13" style:family="text">
      <style:text-properties fo:language="sv" fo:country="SE" officeooo:rsid="00181944"/>
    </style:style>
    <style:style style:name="T14" style:family="text">
      <style:text-properties fo:language="sv" fo:country="SE" officeooo:rsid="0019171e"/>
    </style:style>
    <style:style style:name="T15" style:family="text">
      <style:text-properties fo:language="sv" fo:country="SE" officeooo:rsid="0019f6d2"/>
    </style:style>
    <style:style style:name="T16" style:family="text">
      <style:text-properties officeooo:rsid="00181944"/>
    </style:style>
    <style:style style:name="T17" style:family="text">
      <style:text-properties style:font-name="Times New Roman" fo:font-size="12pt" fo:language="id" fo:country="ID" fo:font-weight="normal" officeooo:rsid="00036675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KATA PENGANTAR</text:span></text:p>
      <text:p text:style-name="P10"/>
      <text:p text:style-name="P2"/>
      <text:p text:style-name="P12">Puji dan syukur penulis panjatkan ke hadirat ALLAH SWT yang telah melimpahkan Rahmat dan Hidayah-Nya sehingga penulis dapat menyelesaikan <text:span text:style-name="T2">Skripsi</text:span> <text:s/>ini.<text:span text:style-name="T2"> Skripsi </text:span>ini disusun sebagai dasar untuk mengikuti bimbingan Skripsi. </text:p>
      <text:p text:style-name="P11">Mengingat keterbatasan pengetahuan, kemampuan dan pengalaman yang dimiliki oleh penulis, maka penulis menyadari akan kemungkinan kekurangan dan juga kesalahan dalam penyususnan <text:span text:style-name="T2">Skripsi </text:span>ini. Meskipun demikian, penulis berharap agar hasil usaha yang telah terwujud sebagaimana adanya masih ada makna dan manfaatnya.</text:p>
      <text:p text:style-name="P11">Tidak lupa penulis ucapkan banyak terima kasih kepada semua pihak yang telah membantu dan memberikan semangat sehingga terselesaikannya <text:span text:style-name="T2">Skripsi </text:span>ini. <text:span text:style-name="T9">Terima kasih setulusnya penulis ucapkan kepada :</text:span></text:p>
      <text:list xml:id="list1414650893" text:style-name="WWNum1">
        <text:list-item>
          <text:p text:style-name="P3"><text:span text:style-name="T10">Rektor Universitas Banten Jaya Bapak P</text:span><text:span text:style-name="T12">rof. Dr. H. Herman Haeruman, Js. MF</text:span></text:p>
        </text:list-item>
        <text:list-item>
          <text:p text:style-name="P3"><text:span text:style-name="T10">Dekan Fakultas Ilmu Komputer</text:span><text:span text:style-name="T2"> </text:span><text:span text:style-name="T6">sekaligus sebagai dosen Pembimbing Skripsi</text:span><text:span text:style-name="T12"> Bapak Ir. Dadang Amirud</text:span><text:span text:style-name="T6">d</text:span><text:span text:style-name="T12">in, MM</text:span><text:span text:style-name="T10">. </text:span></text:p>
        </text:list-item>
        <text:list-item>
          <text:p text:style-name="P3"><text:span text:style-name="T10">Kaprodi Teknik Informatika Bapak</text:span><text:span text:style-name="T2"> </text:span><text:span text:style-name="T14">Waliadi Gunawan, S.kom, M.TI</text:span></text:p>
        </text:list-item>
        <text:list-item>
          <text:p text:style-name="P3"><text:span text:style-name="T10">Bapak dan Ibu Dosen Universitas Banten Jaya yang telah memberikan ilmu pengetahuan yang dapat membantu penulis dalam menyelesaikan <text:s/>Laporan </text:span><text:span text:style-name="T15">Skripsi</text:span><text:span text:style-name="T10"> ini. <text:s/></text:span></text:p>
        </text:list-item>
        <text:list-item>
          <text:p text:style-name="P3">Seluruh Staff Universitas Banten Jaya yang telah membantu dan memberikan pelayanan yang baik serta semangat hingga <text:span text:style-name="T2">Skripsi </text:span>ini selesai.</text:p>
        </text:list-item>
        <text:list-item>
          <text:p text:style-name="P3"><text:span text:style-name="T10">Orang tua tercinta</text:span><text:span text:style-name="T2"> dan keluarga besar</text:span><text:span text:style-name="T10"> yang selalu memberikan doa, semangat dan dukungan hingga </text:span><text:span text:style-name="T2">Skripsi </text:span><text:span text:style-name="T10">ini terselesaikan. </text:span></text:p>
        </text:list-item>
        <text:list-item>
          <text:p text:style-name="P3"><text:soft-page-break/><text:span text:style-name="T10">Rekan–rekan</text:span><text:span text:style-name="T2"> mahasiswa Teknik Informatika Universitas Banten Jaya </text:span><text:span text:style-name="T10">yang telah membantu dan</text:span><text:span text:style-name="T2"> </text:span><text:span text:style-name="T10">membagi pengetahuannya dalam proses menyusun laporan </text:span><text:span text:style-name="T13">Skripsi</text:span><text:span text:style-name="T10"> ini.</text:span></text:p>
        </text:list-item>
        <text:list-item>
          <text:p text:style-name="P3"><text:span text:style-name="T10">Rekan–rekan</text:span><text:span text:style-name="T2"> Computer Community </text:span><text:span text:style-name="T10">mahasiswa</text:span><text:span text:style-name="T2"> </text:span><text:span text:style-name="T10">yang telah membantu dan</text:span><text:span text:style-name="T2"> </text:span><text:bookmark text:name="_GoBack"/><text:span text:style-name="T10">membagi pengetahuannya dalam proses menyusun laporan PKN ini.</text:span></text:p>
        </text:list-item>
        <text:list-item>
          <text:p text:style-name="P8"><text:span text:style-name="T2">Diki Saptura, Nanda Rana, Sarah Amalina, Imannudin, Syifa Yuliana, Imam Prastya, Suryanto, Ilham Maulana, Gatot Teguh Ramadhan, Ari Dwi Kurnia, dan semua teman-teman yang tidak bisa saya sebut satu persatu yang telah membuat koplak saya saat saya mengerjakan penelitian ini.</text:span></text:p>
        </text:list-item>
      </text:list>
      <text:p text:style-name="P9"/>
      <text:p text:style-name="P13">Akhir kata penulis mengharapkan <text:span text:style-name="T16">Skripsi</text:span><text:span text:style-name="T2"> </text:span>ini dapat berman<text:span text:style-name="T2">g</text:span>faat khususnya bagi penulis sendiri dan umumnya bagi semua pembaca terutama mahasiswa Universitas Banten Jaya Serang. </text:p>
      <text:p text:style-name="P6"/>
      <text:p text:style-name="P6"/>
      <text:p text:style-name="P6"/>
      <text:p text:style-name="P14"/>
      <text:p text:style-name="P1"><text:span text:style-name="T2"><text:s text:c="77"/></text:span><text:span text:style-name="T10">Serang,</text:span><text:span text:style-name="T2"> <text:s/></text:span><text:span text:style-name="T7">Juni</text:span><text:span text:style-name="T2"> </text:span><text:span text:style-name="T10">201</text:span><text:span text:style-name="T7">8</text:span></text:p>
      <text:p text:style-name="P4"><text:span text:style-name="T10"><text:s text:c="89"/></text:span><text:span text:style-name="T2"><text:s text:c="8"/></text:span><text:span text:style-name="T10">Penulis</text:span></text:p>
      <text:p text:style-name="P7"/>
      <text:p text:style-name="P4"><text:span text:style-name="T2"><text:s text:c="33"/></text:span></text:p>
      <text:p text:style-name="P7"/>
      <text:p text:style-name="P5"><text:span text:style-name="T2"><text:s text:c="76"/></text:span><text:span text:style-name="T3">KURIYANTO ADI SAPUTRO</text:span></text:p>
      <text:p text:style-name="P16"><text:span text:style-name="T2"><text:s text:c="65"/>NPM : </text:span><text:span text:style-name="T17">111117228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251cm" fo:margin-bottom="1.249cm" fo:margin-left="4.251cm" fo:margin-right="3.24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v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8</meta:editing-cycles>
    <meta:print-date>2017-01-09T12:12:00</meta:print-date>
    <meta:creation-date>2017-05-25T05:18:00</meta:creation-date>
    <dc:date>2018-05-25T09:02:55.718687971</dc:date>
    <meta:editing-duration>PT27M22S</meta:editing-duration>
    <meta:generator>LibreOffice/6.0.3.2$Linux_X86_64 LibreOffice_project/00m0$Build-2</meta:generator>
    <meta:document-statistic meta:table-count="0" meta:image-count="0" meta:object-count="0" meta:page-count="2" meta:paragraph-count="20" meta:word-count="310" meta:character-count="2554" meta:non-whitespace-character-count="19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